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45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/>
          <table:table-cell table:style-name="ce1" table:number-columns-repeated="3"/>
          <table:table-cell table:style-name="ce1" office:value-type="string" calcext:value-type="string">
            <text:p>Dichte in 8 Jahren</text:p>
          </table:table-cell>
          <table:table-cell table:style-name="ce1" table:number-columns-repeated="11"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labama</text:p>
          </table:table-cell>
          <table:table-cell office:value-type="float" office:value="7" calcext:value-type="float">
            <text:p>7</text:p>
          </table:table-cell>
          <table:table-cell office:value-type="float" office:value="4858979" calcext:value-type="float">
            <text:p>4858979</text:p>
          </table:table-cell>
          <table:table-cell office:value-type="float" office:value="0.00000144063186937009" calcext:value-type="float">
            <text:p>1,44063186937009E-06</text:p>
          </table:table-cell>
          <table:table-cell table:number-columns-repeated="11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Connecticut</text:p>
          </table:table-cell>
          <table:table-cell office:value-type="float" office:value="3" calcext:value-type="float">
            <text:p>3</text:p>
          </table:table-cell>
          <table:table-cell office:value-type="float" office:value="3590886" calcext:value-type="float">
            <text:p>3590886</text:p>
          </table:table-cell>
          <table:table-cell office:value-type="float" office:value="0.00000083544841022522" calcext:value-type="float">
            <text:p>8,3544841022522E-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Florida</text:p>
          </table:table-cell>
          <table:table-cell office:value-type="float" office:value="40" calcext:value-type="float">
            <text:p>40</text:p>
          </table:table-cell>
          <table:table-cell office:value-type="float" office:value="20271272" calcext:value-type="float">
            <text:p>20271272</text:p>
          </table:table-cell>
          <table:table-cell office:value-type="float" office:value="0.00000197323581865016" calcext:value-type="float">
            <text:p>1,97323581865016E-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Georgia</text:p>
          </table:table-cell>
          <table:table-cell office:value-type="float" office:value="15" calcext:value-type="float">
            <text:p>15</text:p>
          </table:table-cell>
          <table:table-cell office:value-type="float" office:value="10214860" calcext:value-type="float">
            <text:p>10214860</text:p>
          </table:table-cell>
          <table:table-cell office:value-type="float" office:value="0.00000146844890678874" calcext:value-type="float">
            <text:p>1,46844890678874E-06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diana</text:p>
          </table:table-cell>
          <table:table-cell office:value-type="float" office:value="5" calcext:value-type="float">
            <text:p>5</text:p>
          </table:table-cell>
          <table:table-cell office:value-type="float" office:value="6619680" calcext:value-type="float">
            <text:p>6619680</text:p>
          </table:table-cell>
          <table:table-cell office:value-type="float" office:value="0.000000755323520170159" calcext:value-type="float">
            <text:p>7,55323520170159E-07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Kentucky</text:p>
          </table:table-cell>
          <table:table-cell office:value-type="float" office:value="4" calcext:value-type="float">
            <text:p>4</text:p>
          </table:table-cell>
          <table:table-cell office:value-type="float" office:value="4425092" calcext:value-type="float">
            <text:p>4425092</text:p>
          </table:table-cell>
          <table:table-cell office:value-type="float" office:value="0.000000903936008562082" calcext:value-type="float">
            <text:p>9,03936008562082E-07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Massachusetts</text:p>
          </table:table-cell>
          <table:table-cell office:value-type="float" office:value="9" calcext:value-type="float">
            <text:p>9</text:p>
          </table:table-cell>
          <table:table-cell office:value-type="float" office:value="6794422" calcext:value-type="float">
            <text:p>6794422</text:p>
          </table:table-cell>
          <table:table-cell office:value-type="float" office:value="0.00000132461598646655" calcext:value-type="float">
            <text:p>1,32461598646655E-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aryland</text:p>
          </table:table-cell>
          <table:table-cell office:value-type="float" office:value="14" calcext:value-type="float">
            <text:p>14</text:p>
          </table:table-cell>
          <table:table-cell office:value-type="float" office:value="6006401" calcext:value-type="float">
            <text:p>6006401</text:p>
          </table:table-cell>
          <table:table-cell office:value-type="float" office:value="0.00000233084670836995" calcext:value-type="float">
            <text:p>2,33084670836995E-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ichigan</text:p>
          </table:table-cell>
          <table:table-cell office:value-type="float" office:value="15" calcext:value-type="float">
            <text:p>15</text:p>
          </table:table-cell>
          <table:table-cell office:value-type="float" office:value="9922576" calcext:value-type="float">
            <text:p>9922576</text:p>
          </table:table-cell>
          <table:table-cell office:value-type="float" office:value="0.0000015117042187432" calcext:value-type="float">
            <text:p>1,5117042187432E-06</text:p>
          </table:table-cell>
          <table:table-cell table:number-columns-repeated="11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North Carolina</text:p>
          </table:table-cell>
          <table:table-cell office:value-type="float" office:value="12" calcext:value-type="float">
            <text:p>12</text:p>
          </table:table-cell>
          <table:table-cell office:value-type="float" office:value="10042802" calcext:value-type="float">
            <text:p>10042802</text:p>
          </table:table-cell>
          <table:table-cell office:value-type="float" office:value="0.00000119488565043899" calcext:value-type="float">
            <text:p>1,19488565043899E-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J</text:p>
          </table:table-cell>
          <table:table-cell office:value-type="string" calcext:value-type="string">
            <text:p>New Jersey</text:p>
          </table:table-cell>
          <table:table-cell office:value-type="float" office:value="12" calcext:value-type="float">
            <text:p>12</text:p>
          </table:table-cell>
          <table:table-cell office:value-type="float" office:value="8958013" calcext:value-type="float">
            <text:p>8958013</text:p>
          </table:table-cell>
          <table:table-cell office:value-type="float" office:value="0.00000133958278470906" calcext:value-type="float">
            <text:p>1,33958278470906E-06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New York</text:p>
          </table:table-cell>
          <table:table-cell office:value-type="float" office:value="32" calcext:value-type="float">
            <text:p>32</text:p>
          </table:table-cell>
          <table:table-cell office:value-type="float" office:value="19795791" calcext:value-type="float">
            <text:p>19795791</text:p>
          </table:table-cell>
          <table:table-cell office:value-type="float" office:value="0.00000161650524598891" calcext:value-type="float">
            <text:p>1,61650524598891E-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Ohio</text:p>
          </table:table-cell>
          <table:table-cell office:value-type="float" office:value="14" calcext:value-type="float">
            <text:p>14</text:p>
          </table:table-cell>
          <table:table-cell office:value-type="float" office:value="11613423" calcext:value-type="float">
            <text:p>11613423</text:p>
          </table:table-cell>
          <table:table-cell office:value-type="float" office:value="0.00000120550159931314" calcext:value-type="float">
            <text:p>1,20550159931314E-06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ennsylvania</text:p>
          </table:table-cell>
          <table:table-cell office:value-type="float" office:value="13" calcext:value-type="float">
            <text:p>13</text:p>
          </table:table-cell>
          <table:table-cell office:value-type="float" office:value="12802503" calcext:value-type="float">
            <text:p>12802503</text:p>
          </table:table-cell>
          <table:table-cell office:value-type="float" office:value="0.00000101542643653354" calcext:value-type="float">
            <text:p>1,01542643653354E-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outh Carolina</text:p>
          </table:table-cell>
          <table:table-cell office:value-type="float" office:value="6" calcext:value-type="float">
            <text:p>6</text:p>
          </table:table-cell>
          <table:table-cell office:value-type="float" office:value="4896146" calcext:value-type="float">
            <text:p>4896146</text:p>
          </table:table-cell>
          <table:table-cell office:value-type="float" office:value="0.00000122545365273013" calcext:value-type="float">
            <text:p>1,22545365273013E-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Tennessee</text:p>
          </table:table-cell>
          <table:table-cell office:value-type="float" office:value="8" calcext:value-type="float">
            <text:p>8</text:p>
          </table:table-cell>
          <table:table-cell office:value-type="float" office:value="6600299" calcext:value-type="float">
            <text:p>6600299</text:p>
          </table:table-cell>
          <table:table-cell office:value-type="float" office:value="0.00000121206630184481" calcext:value-type="float">
            <text:p>1,21206630184481E-06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irginia</text:p>
          </table:table-cell>
          <table:table-cell office:value-type="float" office:value="30" calcext:value-type="float">
            <text:p>30</text:p>
          </table:table-cell>
          <table:table-cell office:value-type="float" office:value="8382993" calcext:value-type="float">
            <text:p>8382993</text:p>
          </table:table-cell>
          <table:table-cell office:value-type="float" office:value="0.00000357867410840019" calcext:value-type="float">
            <text:p>3,57867410840019E-06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6"/>
          <table:table-cell table:style-name="ce1"/>
          <table:table-cell/>
        </table:table-row>
        <table:table-row table:style-name="ro1">
          <table:table-cell table:number-columns-repeated="14"/>
          <table:table-cell table:style-name="ce1"/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2006-2014</text:p>
          </table:table-cell>
          <table:table-cell table:number-columns-repeated="8"/>
          <table:table-cell table:style-name="ce1"/>
          <table:table-cell table:number-columns-repeated="4"/>
        </table:table-row>
        <table:table-row table:style-name="ro1">
          <table:table-cell table:number-columns-repeated="4"/>
          <table:table-cell table:formula="of:=STDEV([.E2:.E35])" office:value-type="float" office:value="0.000000671532332236551" calcext:value-type="float">
            <text:p>6,71532332236551E-07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AVERAGE([.E2:.E35])" office:value-type="float" office:value="0.00000146660513101794" calcext:value-type="float">
            <text:p>1,46660513101794E-06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z</text:p>
          </table:table-cell>
          <table:table-cell table:formula="of:=([.E35]-[.E42])/[.E41]" office:value-type="float" office:value="3.14514860416023" calcext:value-type="float">
            <text:p>3,1451486041602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.00.0000</text:date>, <text:time style:data-style-name="N2" text:time-value="02:01:39.11958227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12:30:20.395304237</meta:creation-date>
    <dc:date>2017-01-17T02:38:26.328993457</dc:date>
    <meta:editing-duration>PT19M49S</meta:editing-duration>
    <meta:editing-cycles>4</meta:editing-cycles>
    <meta:generator>LibreOffice/5.2.4.2.1$Linux_X86_64 LibreOffice_project/20m0$Build-2</meta:generator>
    <meta:document-statistic meta:table-count="1" meta:cell-count="91" meta:object-count="0"/>
  </office:meta>
</office:document-meta>
</file>